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21:36:18.89466850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5.2$Linux_X86_64 LibreOffice_project/d6e8b0f3fc6e8af2b00cf4969fd0d2fa45b9a62e</meta:generator>
  </office:meta>
</office:document-meta>
</file>